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Footer">
      <style:text-properties officeooo:rsid="0002efdc" officeooo:paragraph-rsid="0002efdc"/>
    </style:style>
    <style:style style:name="P2" style:family="paragraph" style:parent-style-name="Header">
      <style:text-properties officeooo:rsid="0002efdc" officeooo:paragraph-rsid="0002efdc"/>
    </style:style>
    <style:style style:name="P3" style:family="paragraph" style:parent-style-name="Heading_20_1">
      <style:text-properties officeooo:rsid="0002efdc" officeooo:paragraph-rsid="0002efdc"/>
    </style:style>
    <style:style style:name="P4" style:family="paragraph" style:parent-style-name="Heading_20_2">
      <style:text-properties style:font-name="Liberation Sans" fo:font-size="16.1000003814697pt" fo:font-weight="bold" officeooo:rsid="0005fcc8" officeooo:paragraph-rsid="0005fcc8" style:font-name-asian="Bitstream Vera Sans" style:font-size-asian="16.1000003814697pt" style:font-weight-asian="bold" style:font-name-complex="Bitstream Vera Sans" style:font-size-complex="16.1000003814697pt" style:font-weight-complex="bold"/>
    </style:style>
    <style:style style:name="P5" style:family="paragraph" style:parent-style-name="Text_20_body">
      <style:text-properties officeooo:rsid="0005a81a" officeooo:paragraph-rsid="0005fcc8"/>
    </style:style>
    <style:style style:name="P6" style:family="paragraph" style:parent-style-name="Text_20_body" style:list-style-name="L1">
      <style:text-properties officeooo:rsid="000686dc" officeooo:paragraph-rsid="000686dc"/>
    </style:style>
    <style:style style:name="P7" style:family="paragraph" style:parent-style-name="Text_20_body" style:list-style-name="L1">
      <style:text-properties officeooo:rsid="00084eaf" officeooo:paragraph-rsid="00084eaf"/>
    </style:style>
    <style:style style:name="T1" style:family="text">
      <style:text-properties officeooo:rsid="0005fcc8"/>
    </style:style>
    <style:style style:name="T2" style:family="text">
      <style:text-properties officeooo:rsid="000686dc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84e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Goals of Quasar</text:h>
      <text:h text:style-name="P4" text:outline-level="2">Goal</text:h>
      <text:p text:style-name="P5"><text:span text:style-name="T1">The </text:span>goal for this project to develop an apparatus which uses a camera and tip and tilt table for controlling a ping pong ball on it. <text:line-break/><text:span text:style-name="T1">It should have a table at the bottom of the apparatus which is movable in two ways. For this movement are two servomotors responsible. One for the tip axis and <text:s/>one for the tilt axis. </text:span><text:span text:style-name="T2">This table should balance a ping pong ball in the middle of the table.<text:line-break/>To sensor the position of the ping pong ball, a camera will be used. The camera will be mounted top side down, to see the table from above.<text:line-break/>For operating the apparatus a kind of embedded device, like a Raspberry Pi will be used. Probably a Raspberry Pi…</text:span></text:p>
      <text:h text:style-name="Heading_20_2" text:outline-level="2">Requirements</text:h>
      <text:list xml:id="list4062193696" text:style-name="L1">
        <text:list-item>
          <text:p text:style-name="P6">Cost<text:tab/><text:tab/>max. 200.- CHF</text:p>
        </text:list-item>
        <text:list-item>
          <text:p text:style-name="P6">Deadline<text:tab/>the 13<text:span text:style-name="T3">th</text:span> of November 2022</text:p>
        </text:list-item>
        <text:list-item>
          <text:p text:style-name="P6">Camera<text:tab/>Basler <text:span text:style-name="T5">acA1280 – 60gm</text:span></text:p>
        </text:list-item>
        <text:list-item>
          <text:p text:style-name="P7">Servos<text:tab/><text:tab/>2x Common 9g Servos used for RC models</text:p>
        </text:list-item>
        <text:list-item>
          <text:p text:style-name="P7">Controller<text:tab/>Linux capable syste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efdc" officeooo:paragraph-rsid="0002efdc"/>
    </style:style>
    <style:style style:name="MP2" style:family="paragraph" style:parent-style-name="Footer">
      <style:text-properties officeooo:rsid="0002efdc" officeooo:paragraph-rsid="0002efd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oals of Guasar<text:tab/><text:tab/>23 August 2023</text:p>
      </style:header>
      <style:footer>
        <text:p text:style-name="MP2">Fabian Fröhlicher<text:tab/>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9:53:56.504027053</meta:creation-date>
    <meta:generator>LibreOffice/7.0.4.2$Linux_X86_64 LibreOffice_project/00$Build-2</meta:generator>
    <dc:date>2022-08-23T20:57:41.023056692</dc:date>
    <meta:editing-duration>PT23M35S</meta:editing-duration>
    <meta:editing-cycles>4</meta:editing-cycles>
    <meta:document-statistic meta:table-count="0" meta:image-count="0" meta:object-count="0" meta:page-count="1" meta:paragraph-count="11" meta:word-count="171" meta:character-count="893" meta:non-whitespace-character-count="731"/>
  </office:meta>
</office:document-meta>
</file>